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/>
          <table:table-cell table:style-name="ce11" office:value-type="string" calcext:value-type="string">
            <text:p>Fenc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float" office:value="0" calcext:value-type="float">
            <text:p>0000000</text:p>
          </table:table-cell>
          <table:table-cell table:style-name="ce13" office:value-type="string" calcext:value-type="string">
            <text:p>Special</text:p>
          </table:table-cell>
          <table:table-cell table:style-name="ce13"/>
          <table:table-cell table:style-name="ce13" office:value-type="string" calcext:value-type="string">
            <text:p>Ec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Special</text:p>
          </table:table-cell>
          <table:table-cell table:style-name="ce13"/>
          <table:table-cell table:style-name="ce13" office:value-type="string" calcext:value-type="string">
            <text:p>Ebreak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1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" calcext:value-type="float">
            <text:p>0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/wri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2" calcext:value-type="float">
            <text:p>1110012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3" calcext:value-type="float">
            <text:p>1110013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I</text:p>
          </table:table-cell>
          <table:table-cell table:style-name="ce16" office:value-type="float" office:value="1110014" calcext:value-type="float">
            <text:p>1110014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5" calcext:value-type="float">
            <text:p>1110015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6" calcext:value-type="float">
            <text:p>1110016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5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2:00:42.034057839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19T12:16:34.303430955</dc:date>
    <meta:editing-cycles>55</meta:editing-cycles>
    <meta:editing-duration>P9DT8H46M23S</meta:editing-duration>
    <meta:document-statistic meta:table-count="1" meta:cell-count="415" meta:object-count="0"/>
  </office:meta>
</office:document-meta>
</file>